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cf932"/>
    </style:style>
    <style:style style:name="P2" style:family="paragraph" style:parent-style-name="Heading_20_2">
      <style:text-properties officeooo:paragraph-rsid="005cf932"/>
    </style:style>
    <style:style style:name="P3" style:family="paragraph" style:parent-style-name="Text_20_body">
      <style:text-properties officeooo:rsid="00253ea3" officeooo:paragraph-rsid="005cf932"/>
    </style:style>
    <style:style style:name="P4" style:family="paragraph" style:parent-style-name="Heading_20_2">
      <style:text-properties officeooo:rsid="001d4a08" officeooo:paragraph-rsid="005cf932"/>
    </style:style>
    <style:style style:name="P5" style:family="paragraph" style:parent-style-name="Text_20_body" style:list-style-name="L1">
      <style:text-properties fo:font-weight="normal" officeooo:rsid="004d3706" officeooo:paragraph-rsid="005cf932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cbb9e" officeooo:paragraph-rsid="005cf932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5cf932" officeooo:paragraph-rsid="005cf932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33c2b0" officeooo:paragraph-rsid="005cf932" style:font-weight-asian="normal" style:font-weight-complex="normal"/>
    </style:style>
    <style:style style:name="P9" style:family="paragraph" style:parent-style-name="Heading_20_2" style:list-style-name="">
      <style:text-properties officeooo:rsid="001de5be" officeooo:paragraph-rsid="005cf932"/>
    </style:style>
    <style:style style:name="P10" style:family="paragraph" style:parent-style-name="Heading_20_2">
      <style:paragraph-properties fo:break-before="page"/>
      <style:text-properties officeooo:rsid="001de5be" officeooo:paragraph-rsid="005cf932"/>
    </style:style>
    <style:style style:name="P11" style:family="paragraph" style:parent-style-name="Text_20_body">
      <style:text-properties officeooo:rsid="0025c04a" officeooo:paragraph-rsid="005cf932"/>
    </style:style>
    <style:style style:name="T1" style:family="text">
      <style:text-properties officeooo:rsid="005cbb9e"/>
    </style:style>
    <style:style style:name="T2" style:family="text">
      <style:text-properties officeooo:rsid="005cf932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3.</text:span><text:span text:style-name="T2">3</text:span></text:p>
      <text:h text:style-name="P2" text:outline-level="2">AIM</text:h>
      <text:p text:style-name="P3">To <text:span text:style-name="T1">develop </text:span><text:span text:style-name="T2">operator precedence</text:span><text:span text:style-name="T1"> parser for a given grammar</text:span></text:p>
      <text:h text:style-name="P4" text:outline-level="2">ALGORITHM</text:h>
      <text:list text:style-name="L1">
        <text:list-item>
          <text:p text:style-name="P5">Start</text:p>
        </text:list-item>
        <text:list-item>
          <text:p text:style-name="P6">Initialize input and output stack which return ‘$’ as default value if stack is empty.</text:p>
        </text:list-item>
        <text:list-item>
          <text:p text:style-name="P6">Read Grammar.</text:p>
        </text:list-item>
        <text:list-item>
          <text:p text:style-name="P7">Read precedence table.</text:p>
        </text:list-item>
        <text:list-item>
          <text:p text:style-name="P6">Read Input.</text:p>
        </text:list-item>
        <text:list-item>
          <text:p text:style-name="P6">Traverse input string in reverser and add to stack.</text:p>
        </text:list-item>
        <text:list-item>
          <text:p text:style-name="P6">While input isn’t marked as valid or invalid, do the following:</text:p>
          <text:list>
            <text:list-item>
              <text:p text:style-name="P7">Let l and r be the top non terminals on output and input stacks respectively. Find action a to take based on precedence table for l and r.</text:p>
            </text:list-item>
            <text:list-item>
              <text:p text:style-name="P6"><text:span text:style-name="T2">If a=’&gt;’ or a=’=’, </text:span>Try to reduce by doing the following:</text:p>
              <text:list>
                <text:list-item>
                  <text:p text:style-name="P6">For each production of the form X→ Y<text:span text:style-name="T3">1</text:span>Y<text:span text:style-name="T3">2</text:span>..Y<text:span text:style-name="T3">k</text:span><text:span text:style-name="T4">:</text:span></text:p>
                  <text:list>
                    <text:list-item>
                      <text:p text:style-name="P6">Check if top k elements of the stack are Y<text:span text:style-name="T3">k</text:span><text:span text:style-name="T4">, ,Y</text:span><text:span text:style-name="T3">k-1</text:span><text:span text:style-name="T4">,…,Y</text:span><text:span text:style-name="T3">1</text:span><text:span text:style-name="T4">.</text:span></text:p>
                    </text:list-item>
                    <text:list-item>
                      <text:p text:style-name="P6">If the stack matches the expression, pop k elements on the stack.</text:p>
                    </text:list-item>
                    <text:list-item>
                      <text:p text:style-name="P6">Add X to the stack.</text:p>
                    </text:list-item>
                    <text:list-item>
                      <text:p text:style-name="P6">Add the production to the Right Most Derivation (in reverse).</text:p>
                    </text:list-item>
                    <text:list-item>
                      <text:p text:style-name="P6">Reduction is successful. Therefore, exit for loop.</text:p>
                    </text:list-item>
                  </text:list>
                </text:list-item>
                <text:list-item>
                  <text:p text:style-name="P6">If reduction is <text:span text:style-name="T2">un</text:span>successful, <text:span text:style-name="T2">mark string as rejected</text:span>.</text:p>
                </text:list-item>
              </text:list>
            </text:list-item>
            <text:list-item>
              <text:p text:style-name="P6"><text:span text:style-name="T2">Otherwise, if a=’&lt;’:</text:span></text:p>
              <text:list>
                <text:list-item>
                  <text:p text:style-name="P6">If input stack is not empty, Shift by popping and element from input stack and pushing it into the output stack.</text:p>
                </text:list-item>
                <text:list-item>
                  <text:p text:style-name="P6">If shifting fails, <text:span text:style-name="T2">mark string as rejected.</text:span></text:p>
                </text:list-item>
              </text:list>
            </text:list-item>
            <text:list-item>
              <text:p text:style-name="P7">Otherwise, if a=’A’:</text:p>
              <text:list>
                <text:list-item>
                  <text:p text:style-name="P6">Check if <text:span text:style-name="T2">input stack is empty and </text:span>output stack has only a single symbol corresponding to the start symbol. If yes, string is marked as accepted.</text:p>
                </text:list-item>
                <text:list-item>
                  <text:p text:style-name="P6"><text:soft-page-break/>Otherwise, string is marked as rejected.</text:p>
                </text:list-item>
              </text:list>
            </text:list-item>
          </text:list>
        </text:list-item>
        <text:list-item>
          <text:p text:style-name="P6">Display sequence of steps taken and the RMD generated.</text:p>
        </text:list-item>
        <text:list-item>
          <text:p text:style-name="P8">Stop</text:p>
        </text:list-item>
      </text:list>
      <text:h text:style-name="P9" text:outline-level="2"/>
      <text:h text:style-name="P10" text:outline-level="2">RESULT</text:h>
      <text:p text:style-name="P11">Successfully <text:span text:style-name="T1">implemented </text:span><text:span text:style-name="T2">operator precedence</text:span><text:span text:style-name="T1"> parser for the given gramma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5da9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<text:span text:style-name="MT2">25</text:span>/0<text:span text:style-name="MT2">9</text:span>/202<text:span text:style-name="MT2">5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28T13:57:04.274570963</dc:date>
    <meta:editing-duration>PT6H55M6S</meta:editing-duration>
    <meta:editing-cycles>31</meta:editing-cycles>
    <meta:generator>LibreOffice/25.2.6.2$Linux_X86_64 LibreOffice_project/520$Build-2</meta:generator>
    <meta:document-statistic meta:table-count="0" meta:image-count="0" meta:object-count="0" meta:page-count="3" meta:paragraph-count="31" meta:word-count="268" meta:character-count="1458" meta:non-whitespace-character-count="1245"/>
  </office:meta>
</office:document-meta>
</file>